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e24cb" officeooo:paragraph-rsid="001e24cb"/>
    </style:style>
    <style:style style:name="P2" style:family="paragraph" style:parent-style-name="Standard">
      <style:text-properties officeooo:rsid="001eb13c" officeooo:paragraph-rsid="001eb13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pendix: Regression results</text:p>
      <text:p text:style-name="P1"/>
      <text:p text:style-name="P2"><text:s text:c="6"/>Source | <text:s text:c="6"/>SS <text:s text:c="6"/>df <text:s text:c="6"/>MS <text:s text:c="13"/>Number of obs = <text:s text:c="3"/>3600</text:p>
      <text:p text:style-name="P2">-------------+------------------------------ <text:s text:c="10"/>F( 35, <text:s/>3564) = <text:s text:c="3"/>5.44</text:p>
      <text:p text:style-name="P2"><text:s text:c="7"/>Model | <text:s/>2.15768167 <text:s text:c="3"/>35 <text:s/>.061648048 <text:s text:c="10"/>Prob &gt; F <text:s text:c="5"/>= <text:s/>0.0000</text:p>
      <text:p text:style-name="P2"><text:s text:c="4"/>Residual | <text:s/>40.4169084 <text:s/>3564 <text:s/>.011340322 <text:s text:c="10"/>R-squared <text:s text:c="4"/>= <text:s/>0.0507</text:p>
      <text:p text:style-name="P2">-------------+------------------------------ <text:s text:c="10"/>Adj R-squared = <text:s/>0.0414</text:p>
      <text:p text:style-name="P2"><text:s text:c="7"/>Total | <text:s/>42.5745901 <text:s/>3599 <text:s/>.011829561 <text:s text:c="10"/>Root MSE <text:s text:c="5"/>= <text:s/>.10649</text:p>
      <text:p text:style-name="P2"/>
      <text:p text:style-name="P2">------------------------------------------------------------------------------</text:p>
      <text:p text:style-name="P2"><text:s text:c="6"/>pv_all | <text:s text:c="5"/>Coef. <text:s text:c="2"/>Std. Err. <text:s text:c="5"/>t <text:s text:c="3"/>P&gt;|t| <text:s text:c="4"/>[95% Conf. Interval]</text:p>
      <text:p text:style-name="P2">-------------+----------------------------------------------------------------</text:p>
      <text:p text:style-name="P2"><text:s text:c="9"/>Nu1 |</text:p>
      <text:p text:style-name="P2"><text:s text:c="10"/>2 <text:s/>| <text:s text:c="3"/>.003592 <text:s text:c="2"/>.0150601 <text:s text:c="4"/>0.24 <text:s text:c="2"/>0.811 <text:s text:c="3"/>-.0259353 <text:s text:c="3"/>.0331193</text:p>
      <text:p text:style-name="P2"><text:s text:c="10"/>3 <text:s/>| <text:s text:c="3"/>.045376 <text:s text:c="2"/>.0150601 <text:s text:c="4"/>3.01 <text:s text:c="2"/>0.003 <text:s text:c="4"/>.0158487 <text:s text:c="3"/>.0749033</text:p>
      <text:p text:style-name="P2"><text:s text:c="10"/>4 <text:s/>| <text:s text:c="3"/>.037088 <text:s text:c="2"/>.0150601 <text:s text:c="4"/>2.46 <text:s text:c="2"/>0.014 <text:s text:c="4"/>.0075607 <text:s text:c="3"/>.0666153</text:p>
      <text:p text:style-name="P2"><text:s text:c="10"/>5 <text:s/>| <text:s text:c="3"/>.073304 <text:s text:c="2"/>.0150601 <text:s text:c="4"/>4.87 <text:s text:c="2"/>0.000 <text:s text:c="4"/>.0437767 <text:s text:c="3"/>.1028313</text:p>
      <text:p text:style-name="P2"><text:s text:c="10"/>6 <text:s/>| <text:s text:c="3"/>.041556 <text:s text:c="2"/>.0150601 <text:s text:c="4"/>2.76 <text:s text:c="2"/>0.006 <text:s text:c="4"/>.0120287 <text:s text:c="3"/>.0710833</text:p>
      <text:p text:style-name="P2"><text:s text:c="13"/>|</text:p>
      <text:p text:style-name="P2"><text:s text:c="9"/>Nu2 |</text:p>
      <text:p text:style-name="P2"><text:s text:c="10"/>2 <text:s/>| <text:s text:c="3"/>.000784 <text:s text:c="2"/>.0150601 <text:s text:c="4"/>0.05 <text:s text:c="2"/>0.958 <text:s text:c="3"/>-.0287433 <text:s text:c="3"/>.0303113</text:p>
      <text:p text:style-name="P2"><text:s text:c="10"/>3 <text:s/>| <text:s text:c="2"/>-.007352 <text:s text:c="2"/>.0150601 <text:s text:c="3"/>-0.49 <text:s text:c="2"/>0.625 <text:s text:c="3"/>-.0368793 <text:s text:c="3"/>.0221753</text:p>
      <text:p text:style-name="P2"><text:s text:c="10"/>4 <text:s/>| <text:s text:c="2"/>-.011376 <text:s text:c="2"/>.0150601 <text:s text:c="3"/>-0.76 <text:s text:c="2"/>0.450 <text:s text:c="3"/>-.0409033 <text:s text:c="3"/>.0181513</text:p>
      <text:p text:style-name="P2"><text:s text:c="10"/>5 <text:s/>| <text:s text:c="3"/>-.00424 <text:s text:c="2"/>.0150601 <text:s text:c="3"/>-0.28 <text:s text:c="2"/>0.778 <text:s text:c="3"/>-.0337673 <text:s text:c="3"/>.0252873</text:p>
      <text:p text:style-name="P2"><text:s text:c="10"/>6 <text:s/>| <text:s text:c="2"/>-.007916 <text:s text:c="2"/>.0150601 <text:s text:c="3"/>-0.53 <text:s text:c="2"/>0.599 <text:s text:c="3"/>-.0374433 <text:s text:c="3"/>.0216113</text:p>
      <text:p text:style-name="P2"><text:s text:c="13"/>|</text:p>
      <text:p text:style-name="P2"><text:s text:c="5"/>Nu1#Nu2 |</text:p>
      <text:p text:style-name="P2"><text:s text:c="8"/>2 2 <text:s/>| <text:s text:c="3"/>.015968 <text:s text:c="2"/>.0212982 <text:s text:c="4"/>0.75 <text:s text:c="2"/>0.453 <text:s text:c="3"/>-.0257899 <text:s text:c="3"/>.0577259</text:p>
      <text:p text:style-name="P2"><text:s text:c="8"/>2 3 <text:s/>| <text:s text:c="3"/>.029696 <text:s text:c="2"/>.0212982 <text:s text:c="4"/>1.39 <text:s text:c="2"/>0.163 <text:s text:c="3"/>-.0120619 <text:s text:c="3"/>.0714539</text:p>
      <text:p text:style-name="P2"><text:s text:c="8"/>2 4 <text:s/>| <text:s text:c="3"/>.031884 <text:s text:c="2"/>.0212982 <text:s text:c="4"/>1.50 <text:s text:c="2"/>0.134 <text:s text:c="3"/>-.0098739 <text:s text:c="3"/>.0736419</text:p>
      <text:p text:style-name="P2"><text:s text:c="8"/>2 5 <text:s/>| <text:s text:c="3"/>.023488 <text:s text:c="2"/>.0212982 <text:s text:c="4"/>1.10 <text:s text:c="2"/>0.270 <text:s text:c="3"/>-.0182699 <text:s text:c="3"/>.0652459</text:p>
      <text:p text:style-name="P2"><text:s text:c="8"/>2 6 <text:s/>| <text:s text:c="3"/>.024608 <text:s text:c="2"/>.0212982 <text:s text:c="4"/>1.16 <text:s text:c="2"/>0.248 <text:s text:c="3"/>-.0171499 <text:s text:c="3"/>.0663659</text:p>
      <text:p text:style-name="P2"><text:s text:c="8"/>3 2 <text:s/>| <text:s text:c="2"/>-.008472 <text:s text:c="2"/>.0212982 <text:s text:c="3"/>-0.40 <text:s text:c="2"/>0.691 <text:s text:c="3"/>-.0502299 <text:s text:c="3"/>.0332859</text:p>
      <text:p text:style-name="P2"><text:s text:c="8"/>3 3 <text:s/>| <text:s text:c="3"/>.001268 <text:s text:c="2"/>.0212982 <text:s text:c="4"/>0.06 <text:s text:c="2"/>0.953 <text:s text:c="3"/>-.0404899 <text:s text:c="3"/>.0430259</text:p>
      <text:p text:style-name="P2"><text:s text:c="8"/>3 4 <text:s/>| <text:s text:c="3"/>-.01024 <text:s text:c="2"/>.0212982 <text:s text:c="3"/>-0.48 <text:s text:c="2"/>0.631 <text:s text:c="3"/>-.0519979 <text:s text:c="3"/>.0315179</text:p>
      <text:p text:style-name="P2"><text:s text:c="8"/>3 5 <text:s/>| <text:s text:c="2"/>-.017532 <text:s text:c="2"/>.0212982 <text:s text:c="3"/>-0.82 <text:s text:c="2"/>0.410 <text:s text:c="3"/>-.0592899 <text:s text:c="3"/>.0242259</text:p>
      <text:p text:style-name="P2"><text:s text:c="8"/>3 6 <text:s/>| <text:s text:c="3"/>.018888 <text:s text:c="2"/>.0212982 <text:s text:c="4"/>0.89 <text:s text:c="2"/>0.375 <text:s text:c="3"/>-.0228699 <text:s text:c="3"/>.0606459</text:p>
      <text:p text:style-name="P2"><text:s text:c="8"/>4 2 <text:s/>| <text:s text:c="2"/>-.011688 <text:s text:c="2"/>.0212982 <text:s text:c="3"/>-0.55 <text:s text:c="2"/>0.583 <text:s text:c="3"/>-.0534459 <text:s text:c="3"/>.0300699</text:p>
      <text:p text:style-name="P2"><text:s text:c="8"/>4 3 <text:s/>| <text:s text:c="3"/>.013072 <text:s text:c="2"/>.0212982 <text:s text:c="4"/>0.61 <text:s text:c="2"/>0.539 <text:s text:c="3"/>-.0286859 <text:s text:c="3"/>.0548299</text:p>
      <text:p text:style-name="P2"><text:s text:c="8"/>4 4 <text:s/>| <text:s text:c="3"/>.041848 <text:s text:c="2"/>.0212982 <text:s text:c="4"/>1.96 <text:s text:c="2"/>0.050 <text:s text:c="4"/>.0000901 <text:s text:c="3"/>.0836059</text:p>
      <text:p text:style-name="P2"><text:s text:c="8"/>4 5 <text:s/>| <text:s text:c="2"/>-.001572 <text:s text:c="2"/>.0212982 <text:s text:c="3"/>-0.07 <text:s text:c="2"/>0.941 <text:s text:c="3"/>-.0433299 <text:s text:c="3"/>.0401859</text:p>
      <text:p text:style-name="P2"><text:s text:c="8"/>4 6 <text:s/>| <text:s text:c="2"/>-.008832 <text:s text:c="2"/>.0212982 <text:s text:c="3"/>-0.41 <text:s text:c="2"/>0.678 <text:s text:c="3"/>-.0505899 <text:s text:c="3"/>.0329259</text:p>
      <text:p text:style-name="P2"><text:s text:c="8"/>5 2 <text:s/>| <text:s text:c="2"/>-.018224 <text:s text:c="2"/>.0212982 <text:s text:c="3"/>-0.86 <text:s text:c="2"/>0.392 <text:s text:c="3"/>-.0599819 <text:s text:c="3"/>.0235339</text:p>
      <text:p text:style-name="P2"><text:s text:c="8"/>5 3 <text:s/>| <text:s text:c="2"/>-.021648 <text:s text:c="2"/>.0212982 <text:s text:c="3"/>-1.02 <text:s text:c="2"/>0.309 <text:s text:c="3"/>-.0634059 <text:s text:c="3"/>.0201099</text:p>
      <text:p text:style-name="P2"><text:s text:c="8"/>5 4 <text:s/>| <text:s text:c="2"/>-.012132 <text:s text:c="2"/>.0212982 <text:s text:c="3"/>-0.57 <text:s text:c="2"/>0.569 <text:s text:c="3"/>-.0538899 <text:s text:c="3"/>.0296259</text:p>
      <text:p text:style-name="P2"><text:s text:c="8"/>5 5 <text:s/>| <text:s text:c="2"/>-.009548 <text:s text:c="2"/>.0212982 <text:s text:c="3"/>-0.45 <text:s text:c="2"/>0.654 <text:s text:c="3"/>-.0513059 <text:s text:c="3"/>.0322099</text:p>
      <text:p text:style-name="P2"><text:s text:c="8"/>5 6 <text:s/>| <text:s text:c="2"/>-.001912 <text:s text:c="2"/>.0212982 <text:s text:c="3"/>-0.09 <text:s text:c="2"/>0.928 <text:s text:c="3"/>-.0436699 <text:s text:c="3"/>.0398459</text:p>
      <text:p text:style-name="P2"><text:s text:c="8"/>6 2 <text:s/>| <text:s text:c="3"/>.019024 <text:s text:c="2"/>.0212982 <text:s text:c="4"/>0.89 <text:s text:c="2"/>0.372 <text:s text:c="3"/>-.0227339 <text:s text:c="3"/>.0607819</text:p>
      <text:p text:style-name="P2"><text:s text:c="8"/>6 3 <text:s/>| <text:s text:c="3"/>.039048 <text:s text:c="2"/>.0212982 <text:s text:c="4"/>1.83 <text:s text:c="2"/>0.067 <text:s text:c="3"/>-.0027099 <text:s text:c="3"/>.0808059</text:p>
      <text:p text:style-name="P2"><text:s text:c="8"/>6 4 <text:s/>| <text:s text:c="3"/>.026956 <text:s text:c="2"/>.0212982 <text:s text:c="4"/>1.27 <text:s text:c="2"/>0.206 <text:s text:c="3"/>-.0148019 <text:s text:c="3"/>.0687139</text:p>
      <text:p text:style-name="P2"><text:s text:c="8"/>6 5 <text:s/>| <text:s text:c="3"/>.026396 <text:s text:c="2"/>.0212982 <text:s text:c="4"/>1.24 <text:s text:c="2"/>0.215 <text:s text:c="3"/>-.0153619 <text:s text:c="3"/>.0681539</text:p>
      <text:p text:style-name="P2"><text:s text:c="8"/>6 6 <text:s/>| <text:s text:c="3"/>.027512 <text:s text:c="2"/>.0212982 <text:s text:c="4"/>1.29 <text:s text:c="2"/>0.197 <text:s text:c="3"/>-.0142459 <text:s text:c="3"/>.0692699</text:p>
      <text:p text:style-name="P2"><text:soft-page-break/><text:s text:c="13"/>|</text:p>
      <text:p text:style-name="P2"><text:s text:c="7"/>_cons | <text:s text:c="3"/>.059312 <text:s text:c="2"/>.0106491 <text:s text:c="4"/>5.57 <text:s text:c="2"/>0.000 <text:s text:c="4"/>.0384331 <text:s text:c="3"/>.0801909</text:p>
      <text:p text:style-name="P2">---------------------------------------------------------------------------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berto Cottica</meta:initial-creator>
    <meta:creation-date>2015-06-14T23:27:40.294673000</meta:creation-date>
    <dc:date>2015-06-14T23:41:22.725166000</dc:date>
    <dc:creator>Alberto Cottica</dc:creator>
    <meta:editing-duration>PT13M1S</meta:editing-duration>
    <meta:editing-cycles>1</meta:editing-cycles>
    <meta:document-statistic meta:table-count="0" meta:image-count="0" meta:object-count="0" meta:page-count="2" meta:paragraph-count="53" meta:word-count="389" meta:character-count="3700" meta:non-whitespace-character-count="2207"/>
    <meta:generator>LibreOffice/4.4.3.2$MacOSX_X86_64 LibreOffice_project/88805f81e9fe61362df02b9941de8e38a9b5fd16</meta:generator>
  </office:meta>
</office:document-meta>
</file>